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87cm"/>
    </style:style>
    <style:style style:name="co2" style:family="table-column">
      <style:table-column-properties fo:break-before="auto" style:column-width="2.409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189cm"/>
    </style:style>
    <style:style style:name="co5" style:family="table-column">
      <style:table-column-properties fo:break-before="auto" style:column-width="2.134cm"/>
    </style:style>
    <style:style style:name="co6" style:family="table-column">
      <style:table-column-properties fo:break-before="auto" style:column-width="2.492cm"/>
    </style:style>
    <style:style style:name="co7" style:family="table-column">
      <style:table-column-properties fo:break-before="auto" style:column-width="3.242cm"/>
    </style:style>
    <style:style style:name="co8" style:family="table-column">
      <style:table-column-properties fo:break-before="auto" style:column-width="3.674cm"/>
    </style:style>
    <style:style style:name="co9" style:family="table-column">
      <style:table-column-properties fo:break-before="auto" style:column-width="3.759cm"/>
    </style:style>
    <style:style style:name="co10" style:family="table-column">
      <style:table-column-properties fo:break-before="auto" style:column-width="3.316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4.016cm"/>
    </style:style>
    <style:style style:name="co13" style:family="table-column">
      <style:table-column-properties fo:break-before="auto" style:column-width="3.022cm"/>
    </style:style>
    <style:style style:name="co14" style:family="table-column">
      <style:table-column-properties fo:break-before="auto" style:column-width="6.108cm"/>
    </style:style>
    <style:style style:name="co15" style:family="table-column">
      <style:table-column-properties fo:break-before="auto" style:column-width="3.17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9.366cm"/>
    </style:style>
    <style:style style:name="co18" style:family="table-column">
      <style:table-column-properties fo:break-before="auto" style:column-width="2.275cm"/>
    </style:style>
    <style:style style:name="co19" style:family="table-column">
      <style:table-column-properties fo:break-before="auto" style:column-width="2.796cm"/>
    </style:style>
    <style:style style:name="co20" style:family="table-column">
      <style:table-column-properties fo:break-before="auto" style:column-width="5.756cm"/>
    </style:style>
    <style:style style:name="co21" style:family="table-column">
      <style:table-column-properties fo:break-before="auto" style:column-width="3.35cm"/>
    </style:style>
    <style:style style:name="co22" style:family="table-column">
      <style:table-column-properties fo:break-before="auto" style:column-width="3.739cm"/>
    </style:style>
    <style:style style:name="co23" style:family="table-column">
      <style:table-column-properties fo:break-before="auto" style:column-width="4.422cm"/>
    </style:style>
    <style:style style:name="co24" style:family="table-column">
      <style:table-column-properties fo:break-before="auto" style:column-width="3.122cm"/>
    </style:style>
    <style:style style:name="co25" style:family="table-column">
      <style:table-column-properties fo:break-before="auto" style:column-width="2.536cm"/>
    </style:style>
    <style:style style:name="co26" style:family="table-column">
      <style:table-column-properties fo:break-before="auto" style:column-width="2.893cm"/>
    </style:style>
    <style:style style:name="co27" style:family="table-column">
      <style:table-column-properties fo:break-before="auto" style:column-width="1.951cm"/>
    </style:style>
    <style:style style:name="co28" style:family="table-column">
      <style:table-column-properties fo:break-before="auto" style:column-width="2.406cm"/>
    </style:style>
    <style:style style:name="co29" style:family="table-column">
      <style:table-column-properties fo:break-before="auto" style:column-width="0.499cm"/>
    </style:style>
    <style:style style:name="co30" style:family="table-column">
      <style:table-column-properties fo:break-before="auto" style:column-width="2.258cm"/>
    </style:style>
    <style:style style:name="co31" style:family="table-column">
      <style:table-column-properties fo:break-before="auto" style:column-width="4.911cm"/>
    </style:style>
    <style:style style:name="co32" style:family="table-column">
      <style:table-column-properties fo:break-before="auto" style:column-width="9.202cm"/>
    </style:style>
    <style:style style:name="co33" style:family="table-column">
      <style:table-column-properties fo:break-before="auto" style:column-width="3.46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Komponente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Bezeichnung</text:p>
          </table:table-cell>
          <table:table-cell office:value-type="string">
            <text:p>length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mass</text:p>
          </table:table-cell>
          <table:table-cell office:value-type="string">
            <text:p>max_power</text:p>
          </table:table-cell>
          <table:table-cell office:value-type="string">
            <text:p>mean power</text:p>
          </table:table-cell>
          <table:table-cell office:value-type="string">
            <text:p>notw. Öffnungen</text:p>
          </table:table-cell>
          <table:table-cell office:value-type="string">
            <text:p>min. therm. Anford.</text:p>
          </table:table-cell>
          <table:table-cell office:value-type="string">
            <text:p>max. therm. Anford.</text:p>
          </table:table-cell>
          <table:table-cell office:value-type="string">
            <text:p>vertr. Strahlung</text:p>
          </table:table-cell>
          <table:table-cell office:value-type="string">
            <text:p>Dichte</text:p>
          </table:table-cell>
          <table:table-cell office:value-type="string">
            <text:p>Wärmekapazität</text:p>
          </table:table-cell>
          <table:table-cell office:value-type="string">
            <text:p>Wärmeleitfähigkeit</text:p>
          </table:table-cell>
          <table:table-cell office:value-type="string">
            <text:p>Oberflächenrauigkeit</text:p>
          </table:table-cell>
          <table:table-cell office:value-type="string">
            <text:p>alpha</text:p>
          </table:table-cell>
          <table:table-cell office:value-type="string">
            <text:p>epsilon</text:p>
          </table:table-cell>
          <table:table-cell office:value-type="string">
            <text:p>Schaltbar</text:p>
          </table:table-cell>
          <table:table-cell office:value-type="string">
            <text:p>Drehmoment</text:p>
          </table:table-cell>
          <table:table-cell office:value-type="string">
            <text:p>Schub</text:p>
          </table:table-cell>
          <table:table-cell office:value-type="string">
            <text:p>Impulsbit</text:p>
          </table:table-cell>
          <table:table-cell office:value-type="string">
            <text:p>spez. Impuls</text:p>
          </table:table-cell>
          <table:table-cell office:value-type="string">
            <text:p>Bemerkungen</text:p>
          </table:table-cell>
          <table:table-cell/>
        </table:table-row>
        <table:table-row table:style-name="ro1">
          <table:table-cell office:value-type="string">
            <text:p>Einheit</text:p>
          </table:table-cell>
          <table:table-cell table:number-columns-repeated="3" office:value-type="string">
            <text:p>mm</text:p>
          </table:table-cell>
          <table:table-cell office:value-type="string">
            <text:p>kg</text:p>
          </table:table-cell>
          <table:table-cell office:value-type="string">
            <text:p>W</text:p>
          </table:table-cell>
          <table:table-cell/>
          <table:table-cell office:value-type="string">
            <text:p>#</text:p>
          </table:table-cell>
          <table:table-cell table:number-columns-repeated="2" office:value-type="string">
            <text:p>°C</text:p>
          </table:table-cell>
          <table:table-cell office:value-type="string">
            <text:p>krad</text:p>
          </table:table-cell>
          <table:table-cell table:number-columns-repeated="7"/>
          <table:table-cell office:value-type="string">
            <text:p>Nm</text:p>
          </table:table-cell>
          <table:table-cell office:value-type="string">
            <text:p>N</text:p>
          </table:table-cell>
          <table:table-cell office:value-type="string">
            <text:p>Ns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1">
          <table:table-cell office:value-type="string">
            <text:p>mech. Schnittstelle</text:p>
          </table:table-cell>
          <table:table-cell table:number-columns-repeated="3"/>
          <table:table-cell office:value-type="float" office:value="0.75">
            <text:p>0,75</text:p>
          </table:table-cell>
          <table:table-cell table:number-columns-repeated="19"/>
        </table:table-row>
        <table:table-row table:style-name="ro1">
          <table:table-cell office:value-type="string">
            <text:p>elektr. Schnittstelle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19"/>
        </table:table-row>
        <table:table-row table:style-name="ro1">
          <table:table-cell office:value-type="string">
            <text:p>Datenschnittstelle</text:p>
          </table:table-cell>
          <table:table-cell table:number-columns-repeated="23"/>
        </table:table-row>
        <table:table-row table:style-name="ro1">
          <table:table-cell office:value-type="string">
            <text:p>thermale Schnittstelle</text:p>
          </table:table-cell>
          <table:table-cell table:number-columns-repeated="23"/>
        </table:table-row>
        <table:table-row table:style-name="ro1">
          <table:table-cell office:value-type="string">
            <text:p>Bausteinstruktur</text:p>
          </table:table-cell>
          <table:table-cell table:number-columns-repeated="3" office:value-type="float" office:value="400">
            <text:p>400</text:p>
          </table:table-cell>
          <table:table-cell office:value-type="float" office:value="2.5">
            <text:p>2,5</text:p>
          </table:table-cell>
          <table:table-cell table:number-columns-repeated="19"/>
        </table:table-row>
        <table:table-row table:style-name="ro1">
          <table:table-cell office:value-type="string">
            <text:p>thermale Isolierung</text:p>
          </table:table-cell>
          <table:table-cell table:number-columns-repeated="23"/>
        </table:table-row>
        <table:table-row table:style-name="ro1">
          <table:table-cell office:value-type="string">
            <text:p>Strahlungsschutz</text:p>
          </table:table-cell>
          <table:table-cell table:number-columns-repeated="23"/>
        </table:table-row>
        <table:table-row table:style-name="ro1">
          <table:table-cell office:value-type="string">
            <text:p>Versorgungsleitungen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17"/>
          <table:table-cell office:value-type="string">
            <text:p>4 mm², pro Kontaktelement wird in der Vorauslegung ein Bedarf von 0,7 m Kabel angenommen (Vergleichskabelmasse: 0,05kg/m)</text:p>
          </table:table-cell>
          <table:table-cell/>
        </table:table-row>
        <table:table-row table:style-name="ro1">
          <table:table-cell office:value-type="string">
            <text:p>Antenne</text:p>
          </table:table-cell>
          <table:table-cell table:number-columns-repeated="2"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0.08">
            <text:p>0,08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2"/>
          <table:table-cell office:value-type="string">
            <text:p>idealisiert nach Surrey Satellite Technology Ltd. S-Band Patch Antenna; ggf. gegen andere Antenne austauschbar</text:p>
          </table:table-cell>
          <table:table-cell/>
        </table:table-row>
        <table:table-row table:style-name="ro1">
          <table:table-cell office:value-type="string">
            <text:p>Batteriekontrolle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265">
            <text:p>265</text:p>
          </table:table-cell>
          <table:table-cell table:number-columns-repeated="18"/>
          <table:table-cell office:value-type="string">
            <text:p>frei angepasst</text:p>
          </table:table-cell>
          <table:table-cell/>
        </table:table-row>
        <table:table-row table:style-name="ro1">
          <table:table-cell office:value-type="string">
            <text:p>CMG</text:p>
          </table:table-cell>
          <table:table-cell office:value-type="float" office:value="350">
            <text:p>350</text:p>
          </table:table-cell>
          <table:table-cell table:number-columns-repeated="2" office:value-type="float" office:value="270">
            <text:p>270</text:p>
          </table:table-cell>
          <table:table-cell office:value-type="float" office:value="15.7">
            <text:p>15,7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55">
            <text:p>55</text:p>
          </table:table-cell>
          <table:table-cell table:number-columns-repeated="12"/>
          <table:table-cell office:value-type="string">
            <text:p>idealisiert nach Astrium CMG 15-45S; Drehimpuls 15 Nms, Moment 45Nm; Genauigkeit &lt;10mrad Drehimpulsstabilität &lt;0,03%, einzeln für RFS bis 1000kg bei 3°/s</text:p>
          </table:table-cell>
          <table:table-cell/>
        </table:table-row>
        <table:table-row table:style-name="ro1">
          <table:table-cell office:value-type="string">
            <text:p>CMG-Electronics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2.7">
            <text:p>2,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11"/>
          <table:table-cell office:value-type="string">
            <text:p>idealisiert und verkleinert nach Astrium CMG 15-45S Elektronic; für 2 CMG; Strahlungs-schutz notwendig </text:p>
          </table:table-cell>
          <table:table-cell/>
        </table:table-row>
        <table:table-row table:style-name="ro1">
          <table:table-cell office:value-type="string">
            <text:p>Drallrad (inkl.Elektro.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/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number-columns-repeated="12"/>
          <table:table-cell office:value-type="string">
            <text:p>idealisiert nach Rockwell Collins Deutschland (TELDIX) MWI; max. Drehimpuls 100Nms; max. RFS-Masse 5000kg; auch als Reaktionsrad nutzbar</text:p>
          </table:table-cell>
          <table:table-cell/>
        </table:table-row>
        <table:table-row table:style-name="ro1">
          <table:table-cell office:value-type="string">
            <text:p>entfalt. Elektronik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table:number-columns-repeated="14"/>
          <table:table-cell office:value-type="string">
            <text:p>idealisiert nach Astrium Actuator Alignment Electronic; ggf. zusätzlicher Strahlungsschutz notwendig</text:p>
          </table:table-cell>
          <table:table-cell/>
        </table:table-row>
        <table:table-row table:style-name="ro1">
          <table:table-cell office:value-type="string">
            <text:p>entfalt. Solarflächen 1</text:p>
          </table:table-cell>
          <table:table-cell office:value-type="float" office:value="1200">
            <text:p>1200</text:p>
          </table:table-cell>
          <table:table-cell office:value-type="float" office:value="595">
            <text:p>595</text:p>
          </table:table-cell>
          <table:table-cell office:value-type="float" office:value="30">
            <text:p>30</text:p>
          </table:table-cell>
          <table:table-cell office:value-type="float" office:value="2.4">
            <text:p>2,4</text:p>
          </table:table-cell>
          <table:table-cell office:value-type="float" office:value="175">
            <text:p>175</text:p>
          </table:table-cell>
          <table:table-cell/>
          <table:table-cell office:value-type="float" office:value="0">
            <text:p>0</text:p>
          </table:table-cell>
          <table:table-cell table:number-columns-repeated="14"/>
          <table:table-cell office:value-type="string">
            <text:p>Solarzellen: GaAS-Multijunction (240W/m², 80W/kg, EOL); Anzahl der entfalt. Solarflächen variabel (abh. von max. Last), Länge ent-spricht i.M. einem <text:s/>Dreifachbaustein, Gestaltung variabel</text:p>
          </table:table-cell>
          <table:table-cell/>
        </table:table-row>
        <table:table-row table:style-name="ro1">
          <table:table-cell office:value-type="string">
            <text:p>entfalt. Solarflächen 2</text:p>
          </table:table-cell>
          <table:table-cell table:number-columns-repeated="2" office:value-type="float" office:value="1750">
            <text:p>175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/>
          <table:table-cell office:value-type="float" office:value="0">
            <text:p>0</text:p>
          </table:table-cell>
          <table:table-cell table:number-columns-repeated="14"/>
          <table:table-cell office:value-type="string">
            <text:p>Solarzellen: GaAS-Multijunction (240W/m², 80W/kg, EOL); Anzahl der entfalt. Solarflächen variabel (abh. von max. Last) </text:p>
          </table:table-cell>
          <table:table-cell/>
        </table:table-row>
        <table:table-row table:style-name="ro1">
          <table:table-cell office:value-type="string">
            <text:p>Erdsensor 1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70">
            <text:p>170</text:p>
          </table:table-cell>
          <table:table-cell office:value-type="float" office:value="3.5">
            <text:p>3,5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55">
            <text:p>55</text:p>
          </table:table-cell>
          <table:table-cell table:number-columns-repeated="12"/>
          <table:table-cell office:value-type="string">
            <text:p>idealisiert nach EADS-Sodern STD 15 Earth Sensor; Ausrichtung 0,035° (bias), Rauschen 0,015° (noise); Orbitbereich 15000 – 140000km; ggf. Strahlungsschutz notwendig</text:p>
          </table:table-cell>
          <table:table-cell/>
        </table:table-row>
        <table:table-row table:style-name="ro1">
          <table:table-cell office:value-type="string">
            <text:p>Erdsensor 2</text:p>
          </table:table-cell>
          <table:table-cell office:value-type="float" office:value="390">
            <text:p>390</text:p>
          </table:table-cell>
          <table:table-cell office:value-type="float" office:value="210">
            <text:p>210</text:p>
          </table:table-cell>
          <table:table-cell office:value-type="float" office:value="175">
            <text:p>175</text:p>
          </table:table-cell>
          <table:table-cell office:value-type="float" office:value="3.5">
            <text:p>3,5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2"/>
          <table:table-cell office:value-type="string">
            <text:p>idealisiert nach EADS-Sodern STD 16 Earth Sensor; Ausrichtung 0,06° (bias), Rauschen 0,042° (noise); Orbitbereich 300 – 6000km</text:p>
          </table:table-cell>
          <table:table-cell/>
        </table:table-row>
        <table:table-row table:style-name="ro1">
          <table:table-cell office:value-type="string">
            <text:p>FCU</text:p>
          </table:table-cell>
          <table:table-cell office:value-type="float" office:value="410">
            <text:p>410</text:p>
          </table:table-cell>
          <table:table-cell office:value-type="float" office:value="295">
            <text:p>295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4"/>
          <table:table-cell office:value-type="string">
            <text:p>Flow Control Unit idealisiert mit High- und Low-Pressure Proportional Valve sowie Silicon Mass Flow Sensor (Thales), High Pressure Latch Valve (Marotta), Pressure Transducer, Gas Pressure Filter und Gas Fill and Drain Valve (RTG), Heizsystem noch unberücksichtigt</text:p>
          </table:table-cell>
          <table:table-cell/>
        </table:table-row>
        <table:table-row table:style-name="ro1">
          <table:table-cell office:value-type="string">
            <text:p>GNSS-Receiver 1</text:p>
          </table:table-cell>
          <table:table-cell office:value-type="float" office:value="284">
            <text:p>284</text:p>
          </table:table-cell>
          <table:table-cell office:value-type="float" office:value="272">
            <text:p>272</text:p>
          </table:table-cell>
          <table:table-cell office:value-type="float" office:value="92">
            <text:p>92</text:p>
          </table:table-cell>
          <table:table-cell office:value-type="float" office:value="3.9">
            <text:p>3,9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11"/>
          <table:table-cell office:value-type="string">
            <text:p>idealisiert nach Astrium Mosaic GNSS Receiver; Pos. &lt;150m, Geschw. &lt;0,02m/s, Zeit &lt;750ns; geeignet für L1 C/A Code; ggf. Strahlungsschutz notwendig</text:p>
          </table:table-cell>
          <table:table-cell/>
        </table:table-row>
        <table:table-row table:style-name="ro1">
          <table:table-cell office:value-type="string">
            <text:p>GNSS-Receiver 2</text:p>
          </table:table-cell>
          <table:table-cell office:value-type="float" office:value="250">
            <text:p>250</text:p>
          </table:table-cell>
          <table:table-cell office:value-type="float" office:value="190">
            <text:p>190</text:p>
          </table:table-cell>
          <table:table-cell office:value-type="float" office:value="164">
            <text:p>164</text:p>
          </table:table-cell>
          <table:table-cell office:value-type="float" office:value="5.2">
            <text:p>5,2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11"/>
          <table:table-cell office:value-type="string">
            <text:p>idealisiert nach ThalesAlenia LAGRANGETM; Pos. 8m, Geschw. 0,1m/s, Zeit ±250ns; geeignet für L1 und L2</text:p>
          </table:table-cell>
          <table:table-cell/>
        </table:table-row>
        <table:table-row table:style-name="ro1">
          <table:table-cell office:value-type="string">
            <text:p>GPS-Antenne</text:p>
          </table:table-cell>
          <table:table-cell table:number-columns-repeated="2" office:value-type="float" office:value="200">
            <text:p>200</text:p>
          </table:table-cell>
          <table:table-cell office:value-type="float" office:value="80">
            <text:p>80</text:p>
          </table:table-cell>
          <table:table-cell office:value-type="float" office:value="0.75">
            <text:p>0,7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  <table:table-cell office:value-type="string">
            <text:p>idealisiert nach RUAG Extended GPS PEC Antenna; geeignet für L1 und L2, Platzhalter für in LAGRANGE enthaltene Antenne </text:p>
          </table:table-cell>
          <table:table-cell/>
        </table:table-row>
        <table:table-row table:style-name="ro1">
          <table:table-cell office:value-type="string">
            <text:p>Hall Efffekt Triebwerk</text:p>
          </table:table-cell>
          <table:table-cell office:value-type="float" office:value="140">
            <text:p>140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/>
          <table:table-cell office:value-type="float" office:value="1">
            <text:p>1</text:p>
          </table:table-cell>
          <table:table-cell table:number-columns-repeated="14"/>
          <table:table-cell office:value-type="string">
            <text:p>idealisiert nach Thales Alenia Space DS-HET, Isp 1500-3000 s, Schub 50-300 mN, max. benötigte Leistung 5000 W; anstelle von DS-HET sind auch HEMP-3050 oder RIT-22 möglich</text:p>
          </table:table-cell>
          <table:table-cell/>
        </table:table-row>
        <table:table-row table:style-name="ro1">
          <table:table-cell office:value-type="string">
            <text:p>Hardware-Stack 1</text:p>
          </table:table-cell>
          <table:table-cell office:value-type="float" office:value="171">
            <text:p>171</text:p>
          </table:table-cell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office:value-type="float" office:value="0.2">
            <text:p>0,2</text:p>
          </table:table-cell>
          <table:table-cell table:number-columns-repeated="17"/>
          <table:table-cell office:value-type="string">
            <text:p>Stack angepasst an Dimensionen von Europaplatinen, Dimensionen an endgültige Platinenform anpassbar, Verwendung mehrerer Stacks möglich</text:p>
          </table:table-cell>
          <table:table-cell/>
        </table:table-row>
        <table:table-row table:style-name="ro1">
          <table:table-cell office:value-type="string">
            <text:p>IMU (sehr genau)</text:p>
          </table:table-cell>
          <table:table-cell office:value-type="float" office:value="490">
            <text:p>490</text:p>
          </table:table-cell>
          <table:table-cell office:value-type="float" office:value="330">
            <text:p>330</text:p>
          </table:table-cell>
          <table:table-cell office:value-type="float" office:value="280">
            <text:p>28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11"/>
          <table:table-cell office:value-type="string">
            <text:p>idealisiert nach Astrium Astrix200; Ausrichtung &lt;0,0005°/h (bias), Stabilität &lt;0,001°/h, Rauschen &lt;0,0001°/√h (noise); Werte gelten für EOL; Strahlungs-schutz notwendig</text:p>
          </table:table-cell>
          <table:table-cell/>
        </table:table-row>
        <table:table-row table:style-name="ro1">
          <table:table-cell office:value-type="string">
            <text:p>IMU (Standard)</text:p>
          </table:table-cell>
          <table:table-cell table:number-columns-repeated="2" office:value-type="float" office:value="206">
            <text:p>206</text:p>
          </table:table-cell>
          <table:table-cell office:value-type="float" office:value="160">
            <text:p>160</text:p>
          </table:table-cell>
          <table:table-cell office:value-type="float" office:value="4.2">
            <text:p>4,2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11"/>
          <table:table-cell office:value-type="string">
            <text:p>idealisiert nach Astrium Astrix3M²; Ausrichtung &lt;0,01°/h (bias), Stabilität &lt;0,8°/h, Rauschen &lt;0,005°/√h (noise); Werte gelten für EOL; Strahlungs-schutz notwendig</text:p>
          </table:table-cell>
          <table:table-cell/>
        </table:table-row>
        <table:table-row table:style-name="ro1">
          <table:table-cell office:value-type="string">
            <text:p>Kaltgasantriebssyst.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/>
          <table:table-cell office:value-type="float" office:value="5">
            <text:p>5</text:p>
          </table:table-cell>
          <table:table-cell table:number-columns-repeated="14"/>
          <table:table-cell office:value-type="string">
            <text:p>idealisiert nach RTG Aero-Hydraulic Inc. (Ventile, Filter, Druckregler, Wandler und Düsen); Schub-bereich 0,01...1,0N; Heizsystem noch unberücksichtigt</text:p>
          </table:table-cell>
          <table:table-cell/>
        </table:table-row>
        <table:table-row table:style-name="ro1">
          <table:table-cell office:value-type="string">
            <text:p>Li-Ion-Batterie</text:p>
          </table:table-cell>
          <table:table-cell office:value-type="float" office:value="250">
            <text:p>250</text:p>
          </table:table-cell>
          <table:table-cell table:number-columns-repeated="2" office:value-type="float" office:value="53">
            <text:p>53</text:p>
          </table:table-cell>
          <table:table-cell office:value-type="float" office:value="1.11">
            <text:p>1,1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12"/>
          <table:table-cell office:value-type="string">
            <text:p>idealisiert nach SAFT VES 180; Zusammenschaltung für 100Ah bei 36V → jeweils 10 Batterien in Reihe</text:p>
          </table:table-cell>
          <table:table-cell/>
        </table:table-row>
        <table:table-row table:style-name="ro1">
          <table:table-cell office:value-type="string">
            <text:p>Magnetomet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/>
          <table:table-cell office:value-type="float" office:value="1">
            <text:p>1</text:p>
          </table:table-cell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 table:number-columns-repeated="12"/>
          <table:table-cell office:value-type="string">
            <text:p>idealisiert nach SpaceQuest Ltd. MAG-3; Magnetometer ist auf einem ausfahrbaren Ausleger montiert (24 W für Ausleger angenommen)</text:p>
          </table:table-cell>
          <table:table-cell/>
        </table:table-row>
        <table:table-row table:style-name="ro1">
          <table:table-cell office:value-type="string">
            <text:p>Magnetorqu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table:number-columns-repeated="14"/>
          <table:table-cell office:value-type="string">
            <text:p>idealisiert und Werte abgeleitet nach ZARM-Technik MT80-1 bzw. MT250-2; magnet. Moment ca. 60-80Am² je Spule</text:p>
          </table:table-cell>
          <table:table-cell/>
        </table:table-row>
        <table:table-row table:style-name="ro1">
          <table:table-cell office:value-type="string">
            <text:p>Monopropell.System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/>
          <table:table-cell office:value-type="float" office:value="5">
            <text:p>5</text:p>
          </table:table-cell>
          <table:table-cell table:number-columns-repeated="14"/>
          <table:table-cell office:value-type="string">
            <text:p>idealisiert nach RTG Aero-Hydraulic Inc. (Filter, Wandler), Astrium (Düsen), VACCO (Latch Valve) Schubbereich 1,0-22N; seitliche Düsen um 90° drehbar montierbar, Heizsystem noch unberücksichtigt</text:p>
          </table:table-cell>
          <table:table-cell/>
        </table:table-row>
        <table:table-row table:style-name="ro1">
          <table:table-cell office:value-type="string">
            <text:p>PCU</text:p>
          </table:table-cell>
          <table:table-cell table:number-columns-repeated="3" office:value-type="float" office:value="350">
            <text:p>350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60">
            <text:p>60</text:p>
          </table:table-cell>
          <table:table-cell table:number-columns-repeated="12"/>
          <table:table-cell office:value-type="string">
            <text:p>Daten idealisiert und verkleinert nach Astrium GEO Medium Power PCU; es wurde noch keine Aussage bezüglich zentrale oder dezentrale PCU getroffen </text:p>
          </table:table-cell>
          <table:table-cell/>
        </table:table-row>
        <table:table-row table:style-name="ro1">
          <table:table-cell office:value-type="string">
            <text:p>PSCU</text:p>
          </table:table-cell>
          <table:table-cell office:value-type="float" office:value="190">
            <text:p>19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18">
            <text:p>18</text:p>
          </table:table-cell>
          <table:table-cell office:value-type="float" office:value="5000">
            <text:p>5000</text:p>
          </table:table-cell>
          <table:table-cell/>
          <table:table-cell office:value-type="float" office:value="0">
            <text:p>0</text:p>
          </table:table-cell>
          <table:table-cell table:number-columns-repeated="14"/>
          <table:table-cell office:value-type="string">
            <text:p>idealisiert und verkleinert nach Alcatel <text:s/>ETCA PSCU (Power Supply and Control Unit), Buseingangsspannung 100 V </text:p>
          </table:table-cell>
          <table:table-cell/>
        </table:table-row>
        <table:table-row table:style-name="ro1">
          <table:table-cell office:value-type="string">
            <text:p>Reaktionsrad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/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number-columns-repeated="12"/>
          <table:table-cell office:value-type="string">
            <text:p>idealisiert nach Rockwell Collins Deutschland (TELDIX) MWI; max. Drehimpuls 100Nms; max. RFS-Masse 5000kg; auch als Drallrad nutzbar</text:p>
          </table:table-cell>
          <table:table-cell/>
        </table:table-row>
        <table:table-row table:style-name="ro1">
          <table:table-cell office:value-type="string">
            <text:p>Receiver</text:p>
          </table:table-cell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95">
            <text:p>95</text:p>
          </table:table-cell>
          <table:table-cell office:value-type="float" office:value="1.9">
            <text:p>1,9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number-columns-repeated="11"/>
          <table:table-cell office:value-type="string">
            <text:p>idealisiert nach L-3 Communications CR-313 Receiver; uplink max. 128kbps, RF input power max. +3dBm, noise max. 4dB; Strahlungs-schutz notwendig</text:p>
          </table:table-cell>
          <table:table-cell/>
        </table:table-row>
        <table:table-row table:style-name="ro1">
          <table:table-cell office:value-type="string">
            <text:p>SADA</text:p>
          </table:table-cell>
          <table:table-cell office:value-type="float" office:value="420">
            <text:p>420</text:p>
          </table:table-cell>
          <table:table-cell office:value-type="float" office:value="370">
            <text:p>370</text:p>
          </table:table-cell>
          <table:table-cell office:value-type="float" office:value="155">
            <text:p>155</text:p>
          </table:table-cell>
          <table:table-cell office:value-type="float" office:value="8.6">
            <text:p>8,6</text:p>
          </table:table-cell>
          <table:table-cell office:value-type="float" office:value="200">
            <text:p>200</text:p>
          </table:table-cell>
          <table:table-cell/>
          <table:table-cell office:value-type="float" office:value="1">
            <text:p>1</text:p>
          </table:table-cell>
          <table:table-cell table:number-columns-repeated="14"/>
          <table:table-cell office:value-type="string">
            <text:p>idealisiert nach MOOG Type 55 Solar Array Drive Assembly </text:p>
          </table:table-cell>
          <table:table-cell/>
        </table:table-row>
        <table:table-row table:style-name="ro1">
          <table:table-cell office:value-type="string">
            <text:p>SMU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9.5">
            <text:p>9,5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table:number-columns-repeated="12"/>
          <table:table-cell office:value-type="string">
            <text:p>Daten idealisiert nach ThalesAlenia SMU-V1; es wurde noch keine Aussage bezüglich zentrale oder dezentrale OBC/SMU getroffen </text:p>
          </table:table-cell>
          <table:table-cell/>
        </table:table-row>
        <table:table-row table:style-name="ro1">
          <table:table-cell office:value-type="string">
            <text:p>Sonnensensor 1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85">
            <text:p>85</text:p>
          </table:table-cell>
          <table:table-cell office:value-type="float" office:value="100000">
            <text:p>100000</text:p>
          </table:table-cell>
          <table:table-cell table:number-columns-repeated="11"/>
          <table:table-cell office:value-type="string">
            <text:p>idealisiert nach Miniaturised Analog Fine Sun Sensor (ISIS), Accuracy 0,3°, Blickfeld 128° x 128°</text:p>
          </table:table-cell>
          <table:table-cell/>
        </table:table-row>
        <table:table-row table:style-name="ro1">
          <table:table-cell office:value-type="string">
            <text:p>Sonnensensor 2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/>
          <table:table-cell office:value-type="float" office:value="1">
            <text:p>1</text:p>
          </table:table-cell>
          <table:table-cell office:value-type="float" office:value="-80">
            <text:p>-80</text:p>
          </table:table-cell>
          <table:table-cell office:value-type="float" office:value="90">
            <text:p>90</text:p>
          </table:table-cell>
          <table:table-cell table:number-columns-repeated="12"/>
          <table:table-cell office:value-type="string">
            <text:p>idealisiert nach Bradford Fine &amp; Coarse Sun Sensor CSS Accuracy &lt;1° (bias error &lt;0,15°)</text:p>
          </table:table-cell>
          <table:table-cell/>
        </table:table-row>
        <table:table-row table:style-name="ro1">
          <table:table-cell office:value-type="string">
            <text:p>SSPA</text:p>
          </table:table-cell>
          <table:table-cell office:value-type="float" office:value="217">
            <text:p>217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0.75">
            <text:p>0,75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75">
            <text:p>75</text:p>
          </table:table-cell>
          <table:table-cell table:number-columns-repeated="12"/>
          <table:table-cell office:value-type="string">
            <text:p>idealisiert nach Astrium L/S Band SSPA; nominal RF output power 15W; Strahlungsschutz notwendig</text:p>
          </table:table-cell>
          <table:table-cell/>
        </table:table-row>
        <table:table-row table:style-name="ro1">
          <table:table-cell office:value-type="string">
            <text:p>Sternsensor</text:p>
          </table:table-cell>
          <table:table-cell table:number-columns-repeated="2" office:value-type="float" office:value="150">
            <text:p>150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 table:number-columns-repeated="12"/>
          <table:table-cell office:value-type="string">
            <text:p>idealisiert nach Jena-Optronik AstroAPS; random error &lt;1arcsec (pitch/yaw) &lt;8arcsec (roll); <text:s text:c="3"/>bias error &lt;2arcsec (pitch/yaw) &lt;8arcsec (roll); Sichtfeld 20°Ø; Peltierkühlung der Optik, strahlungsfest</text:p>
          </table:table-cell>
          <table:table-cell/>
        </table:table-row>
        <table:table-row table:style-name="ro1">
          <table:table-cell office:value-type="string">
            <text:p>Tank 1</text:p>
          </table:table-cell>
          <table:table-cell office:value-type="float" office:value="700">
            <text:p>70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  <table:table-cell office:value-type="string">
            <text:p>Tank idealisiert nach VEGA AVUM Gas Tank (ATK-Space Systems Inc.), Arbeitsdruck 310 bar, Blow Down System, Leertankmasse ca. 22 kg, Gasmasse ca. 22 kg, Tank ist in der Länge variabel</text:p>
          </table:table-cell>
          <table:table-cell/>
        </table:table-row>
        <table:table-row table:style-name="ro1">
          <table:table-cell office:value-type="string">
            <text:p>Tank 2</text:p>
          </table:table-cell>
          <table:table-cell office:value-type="float" office:value="691">
            <text:p>691</text:p>
          </table:table-cell>
          <table:table-cell table:number-columns-repeated="2" office:value-type="float" office:value="350">
            <text:p>350</text:p>
          </table:table-cell>
          <table:table-cell office:value-type="float" office:value="52">
            <text:p>5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4"/>
          <table:table-cell office:value-type="string">
            <text:p>Tank idealisiert nach VEGA AVUM Gas Tank (ATK-Space Systems Inc.), Blow Down System, Leertankmasse ca. 22 kg, Treibstoffmasse ca. 30 kg (MMH, Anfangsdruck 25 bar), Tank ist in der Länge variabel</text:p>
          </table:table-cell>
          <table:table-cell/>
        </table:table-row>
        <table:table-row table:style-name="ro1">
          <table:table-cell office:value-type="string">
            <text:p>Transceiver</text:p>
          </table:table-cell>
          <table:table-cell office:value-type="float" office:value="204">
            <text:p>204</text:p>
          </table:table-cell>
          <table:table-cell office:value-type="float" office:value="160">
            <text:p>160</text:p>
          </table:table-cell>
          <table:table-cell office:value-type="float" office:value="87">
            <text:p>87</text:p>
          </table:table-cell>
          <table:table-cell office:value-type="float" office:value="2.5">
            <text:p>2,5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11"/>
          <table:table-cell office:value-type="string">
            <text:p>idealisiert nach General Dynamics Multi-Mode S-Band Transceiver; uplink max. 512kbps, noise figure &lt;2,5dB; down-link max. 6Mbps; Strahlungsschutz notwendig</text:p>
          </table:table-cell>
          <table:table-cell/>
        </table:table-row>
        <table:table-row table:style-name="ro1">
          <table:table-cell office:value-type="string">
            <text:p>Transmitter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70">
            <text:p>70</text:p>
          </table:table-cell>
          <table:table-cell office:value-type="float" office:value="2.1">
            <text:p>2,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4"/>
          <table:table-cell office:value-type="string">
            <text:p>idealisiert nach L-3 Communications T-710() Transmitter; downlink 1,6Mbps, RF output power &gt;3W; Strahlungs-schutz notwendig</text:p>
          </table:table-cell>
          <table:table-cell/>
        </table:table-row>
        <table:table-row table:style-name="ro1">
          <table:table-cell office:value-type="string">
            <text:p>Transponder</text:p>
          </table:table-cell>
          <table:table-cell office:value-type="float" office:value="230">
            <text:p>230</text:p>
          </table:table-cell>
          <table:table-cell office:value-type="float" office:value="170">
            <text:p>170</text:p>
          </table:table-cell>
          <table:table-cell office:value-type="float" office:value="140">
            <text:p>140</text:p>
          </table:table-cell>
          <table:table-cell office:value-type="float" office:value="4.2">
            <text:p>4,2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12"/>
          <table:table-cell office:value-type="string">
            <text:p>idealisiert nach General Dynamics Advanced Multi-Mode Transponder (AMT-R) für Lunar Reconnais-sance Orbiter;; uplink max. 1Mbps, noise figure &lt;2,5dB; down-link max. 6Mbps; evtl. zusätzl. Strah-lungsschutz notwendig</text:p>
          </table:table-cell>
          <table:table-cell/>
        </table:table-row>
        <table:table-row table:style-name="ro1">
          <table:table-cell office:value-type="string">
            <text:p>zentrale Solarfläche</text:p>
          </table:table-cell>
          <table:table-cell table:number-columns-repeated="2" office:value-type="float" office:value="1200">
            <text:p>1200</text:p>
          </table:table-cell>
          <table:table-cell office:value-type="float" office:value="30">
            <text:p>30</text:p>
          </table:table-cell>
          <table:table-cell office:value-type="float" office:value="3.5">
            <text:p>3,5</text:p>
          </table:table-cell>
          <table:table-cell office:value-type="float" office:value="350">
            <text:p>350</text:p>
          </table:table-cell>
          <table:table-cell/>
          <table:table-cell office:value-type="float" office:value="1">
            <text:p>1</text:p>
          </table:table-cell>
          <table:table-cell table:number-columns-repeated="14"/>
          <table:table-cell office:value-type="string">
            <text:p>Solarzellen: GaAS-Multijunction (240W/m², 80W/kg, EOL); Länge ent-spricht i.M. einem <text:s/>Dreifachbaustein, Gestaltung variabel <text:s/></text:p>
          </table:table-cell>
          <table:table-cell/>
        </table:table-row>
        <table:table-row table:style-name="ro2">
          <table:table-cell office:value-type="string">
            <text:p>testdüse</text:p>
          </table:table-cell>
          <table:table-cell table:number-columns-repeated="18"/>
          <table:table-cell office:value-type="float" office:value="1">
            <text:p>1</text:p>
          </table:table-cell>
          <table:table-cell office:value-type="string">
            <text:p>0.01</text:p>
          </table:table-cell>
          <table:table-cell office:value-type="float" office:value="220">
            <text:p>220</text:p>
          </table:table-cell>
          <table:table-cell office:value-type="string">
            <text:p>Testdüse zum testen von Algorithmen und programmen</text:p>
          </table:table-cell>
          <table:table-cell/>
        </table:table-row>
        <table:table-row table:style-name="ro2">
          <table:table-cell office:value-type="string">
            <text:p>testdrallrad</text:p>
          </table:table-cell>
          <table:table-cell table:number-columns-repeated="17"/>
          <table:table-cell office:value-type="float" office:value="10">
            <text:p>10</text:p>
          </table:table-cell>
          <table:table-cell table:number-columns-repeated="3"/>
          <table:table-cell office:value-type="string">
            <text:p>Testdüse zum testen von Algorithmen und programmen</text:p>
          </table:table-cell>
          <table:table-cell/>
        </table:table-row>
        <table:table-row table:style-name="ro2" table:number-rows-repeated="65484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Bausteine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29" table:number-columns-repeated="1011" table:default-cell-style-name="Default"/>
        <table:table-row table:style-name="ro3">
          <table:table-cell office:value-type="string">
            <text:p>Stand: 07.02.2012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Bausteintyp</text:p>
          </table:table-cell>
          <table:table-cell office:value-type="string">
            <text:p>Einsatzgebiet</text:p>
          </table:table-cell>
          <table:table-cell office:value-type="string">
            <text:p>Bemerkung</text:p>
          </table:table-cell>
          <table:table-cell office:value-type="string">
            <text:p>Komponenten</text:p>
          </table:table-cell>
          <table:table-cell office:value-type="string">
            <text:p>Anzahl</text:p>
          </table:table-cell>
          <table:table-cell office:value-type="string">
            <text:p>Position (relativ)</text:p>
          </table:table-cell>
          <table:table-cell office:value-type="string">
            <text:p>Schubvektor (nur Richtung)</text:p>
          </table:table-cell>
          <table:table-cell table:number-columns-repeated="1017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M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Re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mit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NSS-Receiver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PS-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elektr. Schnittstelle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ternsens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Versorgungsleitungen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mech. 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Daten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,1</text:p>
          </table:table-cell>
          <table:table-cell office:value-type="string">
            <text:p>0,1,-1</text:p>
          </table:table-cell>
          <table:table-cell table:number-columns-repeated="1017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1,0.5,1</text:p>
          </table:table-cell>
          <table:table-cell office:value-type="string">
            <text:p>-1,0,-1</text:p>
          </table:table-cell>
          <table:table-cell table:number-columns-repeated="1017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1,1</text:p>
          </table:table-cell>
          <table:table-cell office:value-type="string">
            <text:p>0,-1,-1</text:p>
          </table:table-cell>
          <table:table-cell table:number-columns-repeated="1017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,0.5,1</text:p>
          </table:table-cell>
          <table:table-cell office:value-type="string">
            <text:p>1,0,-1</text:p>
          </table:table-cell>
          <table:table-cell table:number-columns-repeated="1017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.5,1</text:p>
          </table:table-cell>
          <table:table-cell office:value-type="string">
            <text:p>0,0,-1</text:p>
          </table:table-cell>
          <table:table-cell table:number-columns-repeated="1017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F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ll Efffekt Triebwer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PS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me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rque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IMU (Standar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pond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Reaktionsra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zentrale Solarfläch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IMU (sehr genau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Li-Ion-Batterie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tteriekontro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AD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Solarflächen 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Elektron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P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Tank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Monopropell.Syste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rallrad (inkl.Elektro.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-Electronic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Erd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</table:table>
      <table:table table:name="Referenzmissionen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row table:style-name="ro3">
          <table:table-cell office:value-type="string">
            <text:p>Mission</text:p>
          </table:table-cell>
          <table:table-cell office:value-type="string">
            <text:p>Baustein</text:p>
          </table:table-cell>
          <table:table-cell office:value-type="string">
            <text:p>Position</text:p>
          </table:table-cell>
          <table:table-cell office:value-type="string">
            <text:p>Orientierung</text:p>
          </table:table-cell>
        </table:table-row>
        <table:table-row table:style-name="ro3">
          <table:table-cell table:number-columns-repeated="2"/>
          <table:table-cell office:value-type="string">
            <text:p>(nx,ny,nz)</text:p>
          </table:table-cell>
          <table:table-cell office:value-type="string">
            <text:p>(a,b,c)[deg]</text:p>
          </table:table-cell>
        </table:table-row>
        <table:table-row table:style-name="ro3">
          <table:table-cell table:number-columns-repeated="2"/>
          <table:table-cell office:value-type="string">
            <text:p>x-&gt;Flugrichtung, z-&gt; neg. Nadir, y → senkrecht dazu</text:p>
          </table:table-cell>
          <table:table-cell office:value-type="string">
            <text:p>noch festzulegen (z.B. CCU immer „unten“)</text:p>
          </table:table-cell>
        </table:table-row>
        <table:table-row table:style-name="ro3">
          <table:table-cell office:value-type="string">
            <text:p>GEObsp</text:p>
          </table:table-cell>
          <table:table-cell office:value-type="string">
            <text:p>Drallradbaustein</text:p>
          </table:table-cell>
          <table:table-cell office:value-type="string">
            <text:p>0,0,0</text:p>
          </table:table-cell>
          <table:table-cell office:value-type="string">
            <text:p>90,0,0</text:p>
          </table:table-cell>
        </table:table-row>
        <table:table-row table:style-name="ro3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0,0,2</text:p>
          </table:table-cell>
          <table:table-cell office:value-type="string">
            <text:p>0,90,0</text:p>
          </table:table-cell>
        </table:table-row>
        <table:table-row table:style-name="ro3">
          <table:table-cell office:value-type="string">
            <text:p>GEObs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1,0,2</text:p>
          </table:table-cell>
          <table:table-cell office:value-type="string">
            <text:p>0,0,90</text:p>
          </table:table-cell>
        </table:table-row>
        <table:table-row table:style-name="ro3">
          <table:table-cell office:value-type="string">
            <text:p>GEObsp</text:p>
          </table:table-cell>
          <table:table-cell office:value-type="string">
            <text:p>usw.</text:p>
          </table:table-cell>
          <table:table-cell office:value-type="string">
            <text:p>2,0,1</text:p>
          </table:table-cell>
          <table:table-cell office:value-type="string">
            <text:p>0,0,91</text:p>
          </table:table-cell>
        </table:table-row>
        <table:table-row table:style-name="ro3">
          <table:table-cell office:value-type="string">
            <text:p>GEObsp</text:p>
          </table:table-cell>
          <table:table-cell office:value-type="string">
            <text:p>usw.</text:p>
          </table:table-cell>
          <table:table-cell office:value-type="string">
            <text:p>2,0,3</text:p>
          </table:table-cell>
          <table:table-cell office:value-type="string">
            <text:p>0,0,92</text:p>
          </table:table-cell>
        </table:table-row>
        <table:table-row table:style-name="ro3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3</text:p>
          </table:table-cell>
        </table:table-row>
        <table:table-row table:style-name="ro3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4</text:p>
          </table:table-cell>
        </table:table-row>
        <table:table-row table:style-name="ro3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5</text:p>
          </table:table-cell>
        </table:table-row>
        <table:table-row table:style-name="ro3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6</text:p>
          </table:table-cell>
        </table:table-row>
        <table:table-row table:style-name="ro3" table:number-rows-repeated="2">
          <table:table-cell table:number-columns-repeated="4"/>
        </table:table-row>
        <table:table-row table:style-name="ro3">
          <table:table-cell office:value-type="string">
            <text:p>GEObsp2</text:p>
          </table:table-cell>
          <table:table-cell office:value-type="string">
            <text:p>Drallradbaustein</text:p>
          </table:table-cell>
          <table:table-cell office:value-type="string">
            <text:p>0,0,0</text:p>
          </table:table-cell>
          <table:table-cell office:value-type="string">
            <text:p>90,0,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Drallradbaustein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0,2</text:p>
          </table:table-cell>
          <table:table-cell office:value-type="string">
            <text:p>0,90,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elektrischer Antriebs-Baustein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elektrischer Antriebs-Baustein</text:p>
          </table:table-cell>
          <table:table-cell office:value-type="string">
            <text:p>1,0,2</text:p>
          </table:table-cell>
          <table:table-cell office:value-type="string">
            <text:p>0,0,9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usw.</text:p>
          </table:table-cell>
          <table:table-cell office:value-type="string">
            <text:p>2,0,1</text:p>
          </table:table-cell>
          <table:table-cell office:value-type="string">
            <text:p>0,0,91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usw.</text:p>
          </table:table-cell>
          <table:table-cell office:value-type="string">
            <text:p>2,0,3</text:p>
          </table:table-cell>
          <table:table-cell office:value-type="string">
            <text:p>0,0,92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3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4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5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6</text:p>
          </table:table-cell>
        </table:table-row>
        <table:table-row table:style-name="ro3">
          <table:table-cell table:number-columns-repeated="3"/>
          <table:table-cell office:value-type="string">
            <text:p>0,0,97</text:p>
          </table:table-cell>
        </table:table-row>
      </table:table>
      <table:table table:name="Missionsdaten" table:style-name="ta1">
        <table:table-column table:style-name="co30" table:default-cell-style-name="Default"/>
        <table:table-column table:style-name="co33" table:default-cell-style-name="Default"/>
        <table:table-column table:style-name="co30" table:number-columns-repeated="2" table:default-cell-style-name="Default"/>
        <table:table-row table:style-name="ro3">
          <table:table-cell office:value-type="string">
            <text:p>Mission</text:p>
          </table:table-cell>
          <table:table-cell office:value-type="string">
            <text:p>BB-Gap</text:p>
          </table:table-cell>
          <table:table-cell office:value-type="string">
            <text:p>BB-Size</text:p>
          </table:table-cell>
          <table:table-cell office:value-type="string">
            <text:p>Orbitparameter</text:p>
          </table:table-cell>
        </table:table-row>
        <table:table-row table:style-name="ro3">
          <table:table-cell/>
          <table:table-cell office:value-type="string">
            <text:p>[m]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3">
          <table:table-cell office:value-type="string">
            <text:p>GEObsp</text:p>
          </table:table-cell>
          <table:table-cell office:value-type="string">
            <text:p>0.1</text:p>
          </table:table-cell>
          <table:table-cell office:value-type="string">
            <text:p>0.4,0.4,0.4</text:p>
          </table:table-cell>
          <table:table-cell/>
        </table:table-row>
      </table:table>
      <table:database-ranges>
        <table:database-range table:name="__Anonymous_Sheet_DB__1" table:target-range-address="Bausteine.A4:Bausteine.AMH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03.12.2012</text:date>, <text:time>15:28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ars Dornburg</meta:initial-creator>
    <meta:creation-date>2011-02-07T07:25:38.85</meta:creation-date>
    <dc:date>2012-12-03T15:28:08.78</dc:date>
    <meta:editing-duration>PT59H58M02S</meta:editing-duration>
    <meta:editing-cycles>482</meta:editing-cycles>
    <meta:generator>OpenOffice.org/3.1$Win32 OpenOffice.org_project/310m19$Build-9420</meta:generator>
    <dc:creator>Jens Rießelmann</dc:creator>
    <meta:document-statistic meta:table-count="4" meta:cell-count="1344" meta:object-count="0"/>
  </office:meta>
</office:document-meta>
</file>